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real_x</text:p>
          </table:table-cell>
          <table:table-cell office:value-type="string">
            <text:p>real_y</text:p>
          </table:table-cell>
          <table:table-cell office:value-type="string">
            <text:p>real_th</text:p>
          </table:table-cell>
          <table:table-cell office:value-type="string">
            <text:p>odom_x</text:p>
          </table:table-cell>
          <table:table-cell office:value-type="string">
            <text:p>odom_y</text:p>
          </table:table-cell>
          <table:table-cell office:value-type="string">
            <text:p>qx</text:p>
          </table:table-cell>
          <table:table-cell office:value-type="string">
            <text:p>qy</text:p>
          </table:table-cell>
          <table:table-cell office:value-type="string">
            <text:p>qz</text:p>
          </table:table-cell>
          <table:table-cell office:value-type="string">
            <text:p>qw</text:p>
          </table:table-cell>
          <table:table-cell/>
          <table:table-cell office:value-type="string">
            <text:p>diffx</text:p>
          </table:table-cell>
          <table:table-cell office:value-type="string">
            <text:p>dpour</text:p>
          </table:table-cell>
          <table:table-cell table:number-columns-repeated="1012"/>
        </table:table-row>
        <table:table-row table:style-name="ro2">
          <table:table-cell table:style-name="ce2" office:value-type="string" table:number-columns-spanned="9" table:number-rows-spanned="1">
            <text:p>Lignes droite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office:value-type="float" office:value="5.69">
            <text:p>5,69</text:p>
          </table:table-cell>
          <table:table-cell table:number-columns-repeated="2"/>
          <table:table-cell office:value-type="float" office:value="5.95">
            <text:p>5,95</text:p>
          </table:table-cell>
          <table:table-cell office:value-type="float" office:value="0.029">
            <text:p>0,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57">
            <text:p>0,01257</text:p>
          </table:table-cell>
          <table:table-cell office:value-type="float" office:value="0.99992">
            <text:p>0,99992</text:p>
          </table:table-cell>
          <table:table-cell/>
          <table:table-cell table:formula="of:=[.A3]-[.D3]" office:value-type="float" office:value="-0.26">
            <text:p>-0,26</text:p>
          </table:table-cell>
          <table:table-cell table:formula="of:=[.K3]/[.A3]" office:value-type="float" office:value="-0.0456942003514938">
            <text:p>-0,0456942004</text:p>
          </table:table-cell>
          <table:table-cell table:number-columns-repeated="1012"/>
        </table:table-row>
        <table:table-row table:style-name="ro2">
          <table:table-cell office:value-type="float" office:value="5.9">
            <text:p>5,9</text:p>
          </table:table-cell>
          <table:table-cell table:number-columns-repeated="2"/>
          <table:table-cell office:value-type="float" office:value="6.168">
            <text:p>6,168</text:p>
          </table:table-cell>
          <table:table-cell office:value-type="float" office:value="-0.1235">
            <text:p>-0,12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51428">
            <text:p>-0,00251428</text:p>
          </table:table-cell>
          <table:table-cell office:value-type="float" office:value="0.99999683">
            <text:p>0,99999683</text:p>
          </table:table-cell>
          <table:table-cell/>
          <table:table-cell table:formula="of:=[.A4]-[.D4]" office:value-type="float" office:value="-0.268">
            <text:p>-0,268</text:p>
          </table:table-cell>
          <table:table-cell table:formula="of:=[.K4]/[.A4]" office:value-type="float" office:value="-0.0454237288135593">
            <text:p>-0,0454237288</text:p>
          </table:table-cell>
          <table:table-cell table:number-columns-repeated="1012"/>
        </table:table-row>
        <table:table-row table:style-name="ro2">
          <table:table-cell office:value-type="float" office:value="4.97">
            <text:p>4,97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float" office:value="0.1161">
            <text:p>0,116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1129">
            <text:p>0,0201129</text:p>
          </table:table-cell>
          <table:table-cell office:value-type="float" office:value="0.9997977">
            <text:p>0,9997977</text:p>
          </table:table-cell>
          <table:table-cell/>
          <table:table-cell table:formula="of:=[.A5]-[.D5]" office:value-type="float" office:value="-0.23">
            <text:p>-0,23</text:p>
          </table:table-cell>
          <table:table-cell table:formula="of:=[.K5]/[.A5]" office:value-type="float" office:value="-0.0462776659959759">
            <text:p>-0,046277666</text:p>
          </table:table-cell>
          <table:table-cell table:number-columns-repeated="1012"/>
        </table:table-row>
        <table:table-row table:style-name="ro2">
          <table:table-cell office:value-type="float" office:value="-5.77">
            <text:p>-5,77</text:p>
          </table:table-cell>
          <table:table-cell table:number-columns-repeated="2"/>
          <table:table-cell office:value-type="float" office:value="-6.07">
            <text:p>-6,07</text:p>
          </table:table-cell>
          <table:table-cell office:value-type="float" office:value="-0.0602">
            <text:p>-0,06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314">
            <text:p>0,011314</text:p>
          </table:table-cell>
          <table:table-cell office:value-type="float" office:value="0.9999">
            <text:p>0,9999</text:p>
          </table:table-cell>
          <table:table-cell/>
          <table:table-cell table:formula="of:=[.A6]-[.D6]" office:value-type="float" office:value="0.300000000000001">
            <text:p>0,3</text:p>
          </table:table-cell>
          <table:table-cell table:formula="of:=[.K6]/[.A6]" office:value-type="float" office:value="-0.051993067590988">
            <text:p>-0,0519930676</text:p>
          </table:table-cell>
          <table:table-cell table:number-columns-repeated="1012"/>
        </table:table-row>
        <table:table-row table:style-name="ro2">
          <table:table-cell office:value-type="float" office:value="-5.79">
            <text:p>-5,79</text:p>
          </table:table-cell>
          <table:table-cell table:number-columns-repeated="2"/>
          <table:table-cell office:value-type="float" office:value="-6.18">
            <text:p>-6,18</text:p>
          </table:table-cell>
          <table:table-cell office:value-type="float" office:value="0.22">
            <text:p>0,22</text:p>
          </table:table-cell>
          <table:table-cell table:number-columns-repeated="2"/>
          <table:table-cell office:value-type="float" office:value="-0.0201">
            <text:p>-0,0201</text:p>
          </table:table-cell>
          <table:table-cell office:value-type="float" office:value="0.9997">
            <text:p>0,9997</text:p>
          </table:table-cell>
          <table:table-cell/>
          <table:table-cell table:formula="of:=[.A7]-[.D7]" office:value-type="float" office:value="0.39">
            <text:p>0,39</text:p>
          </table:table-cell>
          <table:table-cell table:formula="of:=[.K7]/[.A7]" office:value-type="float" office:value="-0.0673575129533678">
            <text:p>-0,067357513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rotation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formula="of:=7.5*2*3.14" office:value-type="float" office:value="47.1">
            <text:p>47,1</text:p>
          </table:table-cell>
          <table:table-cell table:style-name="ce3" office:value-type="string">
            <text:p>1,94</text:p>
          </table:table-cell>
          <table:table-cell office:value-type="float" office:value="-1.41">
            <text:p>-1,41</text:p>
          </table:table-cell>
          <table:table-cell table:formula="of:=[.D12]-[.D13]" office:value-type="float" office:value="-0.14">
            <text:p>-0,14</text:p>
          </table:table-cell>
          <table:table-cell table:formula="of:=[.E12]-[.E13]" office:value-type="float" office:value="-0.89">
            <text:p>-0,89</text:p>
          </table:table-cell>
          <table:table-cell table:formula="of:=[.F12]-[.F13]" office:value-type="float" office:value="-2.35">
            <text:p>-2,35</text:p>
          </table:table-cell>
          <table:table-cell table:formula="of:=[.G12]-[.G13]" office:value-type="float" office:value="-0.898">
            <text:p>-0,898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" office:value-type="string">
            <text:p>2,08</text:p>
          </table:table-cell>
          <table:table-cell office:value-type="float" office:value="-0.52">
            <text:p>-0,52</text:p>
          </table:table-cell>
          <table:table-cell table:formula="of:=[.D13]-[.D14]" office:value-type="float" office:value="2.21">
            <text:p>2,21</text:p>
          </table:table-cell>
          <table:table-cell table:formula="of:=[.E13]-[.E14]" office:value-type="float" office:value="0.00800000000000001">
            <text:p>0,008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-0.13">
            <text:p>-0,13</text:p>
          </table:table-cell>
          <table:table-cell office:value-type="float" office:value="-0.528">
            <text:p>-0,528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lab </meta:initial-creator>
    <meta:creation-date>2015-06-01T18:29:17</meta:creation-date>
    <dc:date>2015-06-01T19:12:04</dc:date>
    <dc:creator>artlab </dc:creator>
    <meta:editing-duration>PT27M37S</meta:editing-duration>
    <meta:editing-cycles>2</meta:editing-cycles>
    <meta:generator>LibreOffice/3.5$Linux_X86_64 LibreOffice_project/350m1$Build-2</meta:generator>
    <meta:document-statistic meta:table-count="3" meta:cell-count="69" meta:object-count="0"/>
  </office:meta>
</office:document-meta>
</file>